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style:font-name="Arial" fo:font-size="12pt" officeooo:rsid="00020cf6" officeooo:paragraph-rsid="00020cf6" style:font-size-asian="12pt" style:font-size-complex="12pt"/>
    </style:style>
    <style:style style:name="P2" style:family="paragraph" style:parent-style-name="Standard">
      <style:text-properties fo:color="#2a6099" style:font-name="Arial" fo:font-size="12pt" officeooo:rsid="00017e1e" officeooo:paragraph-rsid="00017e1e" style:font-size-asian="12pt" style:font-size-complex="12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paragraph-rsid="00020cf6" style:font-size-asian="12pt" style:font-size-complex="12pt"/>
    </style:style>
    <style:style style:name="P5" style:family="paragraph" style:parent-style-name="Standard">
      <style:text-properties style:font-name="Arial" fo:font-size="12pt" officeooo:paragraph-rsid="0006c1bf" style:font-size-asian="12pt" style:font-size-complex="12pt"/>
    </style:style>
    <style:style style:name="P6" style:family="paragraph" style:parent-style-name="Standard">
      <style:text-properties style:font-name="Arial" fo:font-size="12pt" officeooo:paragraph-rsid="00083e8b" style:font-size-asian="12pt" style:font-size-complex="12pt"/>
    </style:style>
    <style:style style:name="P7" style:family="paragraph" style:parent-style-name="Standard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officeooo:paragraph-rsid="000ac71b" style:font-size-asian="12pt" style:font-size-complex="12pt"/>
    </style:style>
    <style:style style:name="P8" style:family="paragraph" style:parent-style-name="Standard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2pt" fo:font-weight="bold" officeooo:paragraph-rsid="0008c956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32714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20cf6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222222" style:font-name="Arial" fo:font-size="12pt" fo:letter-spacing="normal" officeooo:paragraph-rsid="0006c1bf" style:font-size-asian="12pt" style:font-size-complex="12pt"/>
    </style:style>
    <style:style style:name="P12" style:family="paragraph" style:parent-style-name="Preformatted_20_Text">
      <style:text-properties style:font-name="Arial" fo:font-size="12pt" officeooo:paragraph-rsid="00020cf6" style:font-size-asian="12pt" style:font-size-complex="12pt"/>
    </style:style>
    <style:style style:name="P13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style:line-height-at-least="0.953cm" fo:text-align="start" style:justify-single-word="false" fo:orphans="2" fo:widows="2" fo:text-indent="0cm" style:auto-text-indent="false" fo:background-color="#f8f9fa" fo:padding="0cm" fo:border="none" style:writing-mode="lr-tb"/>
      <style:text-properties fo:font-variant="normal" fo:text-transform="none" fo:color="#222222" style:font-name="Arial" fo:font-size="12pt" fo:letter-spacing="normal" fo:language="pt" fo:country="PT" fo:font-style="normal" fo:font-weight="normal" style:font-size-asian="12pt" style:font-size-complex="12pt"/>
    </style:style>
    <style:style style:name="P1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fo:language="pt" fo:country="PT" fo:font-style="normal" fo:font-weight="normal" style:font-size-asian="12pt" style:font-size-complex="12pt"/>
    </style:style>
    <style:style style:name="P1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32714" style:font-size-asian="12pt" style:font-size-complex="12pt"/>
    </style:style>
    <style:style style:name="P1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8c956" style:font-size-asian="12pt" style:font-size-complex="12pt"/>
    </style:style>
    <style:style style:name="P1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a2d39" style:font-size-asian="12pt" style:font-size-complex="12pt"/>
    </style:style>
    <style:style style:name="P1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cc6f3" style:font-size-asian="12pt" style:font-size-complex="12pt"/>
    </style:style>
    <style:style style:name="P1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style:font-size-asian="12pt" style:font-size-complex="12pt"/>
    </style:style>
    <style:style style:name="P2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officeooo:paragraph-rsid="0008c956" style:font-size-asian="12pt" style:font-size-complex="12pt"/>
    </style:style>
    <style:style style:name="P2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22222" style:font-name="Arial" fo:font-size="12pt" fo:letter-spacing="normal" officeooo:paragraph-rsid="0009017e" style:font-size-asian="12pt" style:font-size-complex="12pt"/>
    </style:style>
    <style:style style:name="P2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2pt" style:font-size-asian="12pt" style:font-size-complex="12pt"/>
    </style:style>
    <style:style style:name="P2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2pt" officeooo:paragraph-rsid="0009017e" style:font-size-asian="12pt" style:font-size-complex="12pt"/>
    </style:style>
    <style:style style:name="T1" style:family="text">
      <style:text-properties officeooo:rsid="00020cf6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language="pt" fo:country="PT" fo:font-style="normal"/>
    </style:style>
    <style:style style:name="T4" style:family="text">
      <style:text-properties fo:font-variant="normal" fo:text-transform="none" fo:color="#222222" fo:letter-spacing="normal" fo:language="pt" fo:country="PT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officeooo:rsid="00032714"/>
    </style:style>
    <style:style style:name="T7" style:family="text">
      <style:text-properties officeooo:rsid="0004dc3f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officeooo:rsid="0009017e"/>
    </style:style>
    <style:style style:name="T10" style:family="text">
      <style:text-properties fo:font-style="normal" fo:font-weight="normal" officeooo:rsid="000a2d39"/>
    </style:style>
    <style:style style:name="T11" style:family="text">
      <style:text-properties fo:font-style="normal" fo:font-weight="normal" officeooo:rsid="000cc6f3"/>
    </style:style>
    <style:style style:name="T12" style:family="text">
      <style:text-properties fo:language="pt" fo:country="PT" fo:font-style="normal" fo:font-weight="normal"/>
    </style:style>
    <style:style style:name="T13" style:family="text">
      <style:text-properties fo:language="pt" fo:country="PT" fo:font-style="normal" fo:font-weight="normal" officeooo:rsid="0009017e"/>
    </style:style>
    <style:style style:name="T14" style:family="text">
      <style:text-properties fo:language="pt" fo:country="PT" fo:font-style="normal" fo:font-weight="normal" officeooo:rsid="000a2d39"/>
    </style:style>
    <style:style style:name="T15" style:family="text">
      <style:text-properties fo:language="pt" fo:country="PT" fo:font-style="normal" fo:font-weight="normal" officeooo:rsid="000ac71b"/>
    </style:style>
    <style:style style:name="T16" style:family="text">
      <style:text-properties fo:language="pt" fo:country="PT" fo:font-style="normal" fo:font-weight="normal" officeooo:rsid="000cc6f3"/>
    </style:style>
    <style:style style:name="T17" style:family="text">
      <style:text-properties officeooo:rsid="0008c956"/>
    </style:style>
    <style:style style:name="T18" style:family="text">
      <style:text-properties officeooo:rsid="0009017e"/>
    </style:style>
    <style:style style:name="T19" style:family="text">
      <style:text-properties officeooo:rsid="000a2d39"/>
    </style:style>
    <style:style style:name="T20" style:family="text">
      <style:text-properties officeooo:rsid="000cc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tw-target-text"/>À voz implacável em minha cabeça que nunca me permitirá para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Contents</text:p>
      <text:p text:style-name="P2"/>
      <text:p text:style-name="P2"/>
      <text:p text:style-name="P2">INTRODUCTION – <text:span text:style-name="T1">introduçao.</text:span></text:p>
      <text:p text:style-name="P2">1. I SHOULD HAVE BEEN A STATISTIC( Eu <text:s/>deveria ser uma estatistica)</text:p>
      <text:p text:style-name="P2">2. THUTH HURTS – <text:span text:style-name="T1">A verdade machuca</text:span></text:p>
      <text:p text:style-name="P2">3. THE IMPOSSIBLE TASK- <text:span text:style-name="T1">tarefas impossiveis</text:span></text:p>
      <text:p text:style-name="P2">4. TAKING SOULS - </text:p>
      <text:p text:style-name="P2">5.ARMORED MINDS - </text:p>
      <text:p text:style-name="P2">6. IT’S NOT ABOUT A THOPY- <text:span text:style-name="T1">Nao e sóbre o trofeu/premio</text:span></text:p>
      <text:p text:style-name="P2">7. THE MOST POWERFULL WEAPON – <text:span text:style-name="T1">A arma mais poderosa</text:span></text:p>
      <text:p text:style-name="P2">8. TALENT NOT REQUIRED – <text:span text:style-name="T1">não e necessario talento</text:span></text:p>
      <text:p text:style-name="P2">9. UNCOMMON AMONGST UNCOMMON - </text:p>
      <text:p text:style-name="P2">10. THE EMPOWERMENT OF FAILURE – <text:span text:style-name="T1">o poder do fracasso</text:span></text:p>
      <text:p text:style-name="P2">11. WHAT IF? <text:s/><text:span text:style-name="T1">E se?</text:span></text:p>
      <text:p text:style-name="P2">ACKNOWLEDGMENTS - <text:span text:style-name="T1">agradecimentos</text:span></text:p>
      <text:p text:style-name="P2">ABOUT THE AUTHOR <text:s/>- <text:span text:style-name="T1">sobre o autor</text:span></text:p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bookmark text:name="tw-target-text1"/><text:soft-page-break/><text:span text:style-name="T4">ADVERTÊNCIA</text:span></text:p>
      <text:p text:style-name="P22"><text:span text:style-name="T4">FUSO HORÁRIO: 24/7</text:span></text:p>
      <text:p text:style-name="P14">ORGANIZAÇÃO DA TAREFA: MISSÃO SOLO</text:p>
      <text:p text:style-name="P4"/>
      <text:p text:style-name="P4"/>
      <text:p text:style-name="P9"><text:bookmark text:name="tw-target-text2"/>1. SITUAÇÃO:</text:p>
      <text:p text:style-name="P9"><text:tab/>Você corre o risco de viver uma vida tão confortável e suave que morrerá sem nunca perceber seu verdadeiro potencial.</text:p>
      <text:p text:style-name="P14">2. MISSÃO:</text:p>
      <text:p text:style-name="P14"><text:tab/>Para libertar sua mente. Abandone a mentalidade d<text:span text:style-name="T6">e</text:span> vítima para sempre. Possua todos os <text:span text:style-name="T7">aspetos</text:span> de sua vida completamente. Construa uma base inquebrável.</text:p>
      <text:p text:style-name="P4"/>
      <text:p text:style-name="P10"><text:bookmark text:name="tw-target-text3"/>3. EXECUÇÃO:</text:p>
      <text:p text:style-name="P14"><text:tab/>A. Leia <text:span text:style-name="T6">isto</text:span> capa a capa. Estude as técnicas internas, aceite todos os dez <text:tab/>desafios. Repetir. Repetição vai <text:span text:style-name="T7">calejar</text:span> sua mente.</text:p>
      <text:p text:style-name="P15"><text:tab/>B. Se você fizer o seu <text:s/>melhor, <text:span text:style-name="T7">da melhor</text:span> maneira possível, isso será <text:span text:style-name="T7">doloroso</text:span>. Essa missão não é <text:s/><text:span text:style-name="T7">para te </text:span>fazer sentir melhor. Esta missão é sobre ser melhor e ter um impacto maior no mundo. </text:p>
      <text:p text:style-name="P15"><text:tab/>C. Não pare quando estiver cansado. Pare quando terminar.</text:p>
      <text:p text:style-name="P14">4. CLASSIFICADO:</text:p>
      <text:p text:style-name="P14"><text:tab/>Esta é a história de um herói. <text:span text:style-name="T7">O</text:span> herói é você.</text:p>
      <text:p text:style-name="P15">P<text:span text:style-name="T7">ELO</text:span> COMANDO DE: DAVID GOGGINS </text:p>
      <text:p text:style-name="P15">ASSINADO:</text:p>
      <text:p text:style-name="P22"/>
      <text:p text:style-name="P14">assinatura de goggins aqui</text:p>
      <text:p text:style-name="P22"/>
      <text:p text:style-name="P18">RANK <text:span text:style-name="T20">E</text:span> SERV<text:span text:style-name="T6">IÇO</text:span>: CHEFE, <text:span text:style-name="T6">SEAL</text:span> DA MARINHA DOS EUA, APOSENTADO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1"><text:bookmark text:name="tw-target-text4"/><text:span text:style-name="T12">INTRODUÇÃO</text:span></text:p>
      <text:p text:style-name="P8"><text:span text:style-name="T3">Você sabe quem você realmente é e do que é capaz?</text:span></text:p>
      <text:p text:style-name="P16"><text:span text:style-name="T12">Tenho certeza que você pensa assim, mas apenas porque você acredita </text:span><text:span text:style-name="T17">em</text:span><text:span text:style-name="T12"> algo não a torna realidade. A negação é a melhor zona de conforto.</text:span></text:p>
      <text:p text:style-name="P22"/>
      <text:p text:style-name="P20"><text:s/><text:span text:style-name="T12">Não se preocupe, você não está sozinho. Em todas as cidades, em todos os países e em todo o mundo, milhões perambulam pelas ruas, de olhos mortos como zumbis, viciados em conforto, abraçando a mentalidade da vítima e desconhecendo seu verdadeiro potencial. Eu sei disso porque encontro e ouço deles o tempo todo, e porque, assim como você, eu costumava ser um deles.</text:span></text:p>
      <text:p text:style-name="P20"><text:span text:style-name="T12"/></text:p>
      <text:p text:style-name="P20"><text:span text:style-name="T12">Eu também tinha uma desculpa muito boa.</text:span></text:p>
      <text:p text:style-name="P22"/>
      <text:p text:style-name="P14">A vida <text:span text:style-name="T17">não foi <text:s/>fácil.</text:span> Nasci quebrado, cresci com surtos, fui atormentado na escola e <text:span text:style-name="T17">fui chamado de “PRETO”</text:span> mais vezes do que eu poderia contar.</text:p>
      <text:p text:style-name="P22"/>
      <text:p text:style-name="P19"><text:s/><text:span text:style-name="T12">Nós éramos pobres, sobrevivendo </text:span><text:span text:style-name="T13">como conseguia- mos</text:span><text:span text:style-name="T12">, vivendo em moradias subsidiadas pelo governo, e minha depressão era sufocante. Eu vivia a vida no fundo do </text:span><text:span text:style-name="T13">poço</text:span><text:span text:style-name="T12">, e minha previsão futura era sombria pra caralho.</text:span></text:p>
      <text:p text:style-name="P22"/>
      <text:p text:style-name="P14">Pouquíssimas pessoas sabem como é o fundo <text:span text:style-name="T18">do poço</text:span>, mas eu sei. É como areia movediça. Ele agarra você, suga você e não o deixa ir. Quando a vida é assim, é fácil ficar à deriva e continuar a fazer as mesmas escolhas confortáveis ​​que estão matando você, uma e outra vez.</text:p>
      <text:p text:style-name="P5"><text:soft-page-break/></text:p>
      <text:p text:style-name="P5"/>
      <text:p text:style-name="P5"><text:s/><text:line-break/></text:p>
      <text:p text:style-name="P21"><text:s/><text:span text:style-name="T8">Mas a verdade é que todos fazemos escolhas habituais e autolimitadas. É tão natural quanto o pôr do sol e tão fundamental quanto a gravidade. É assim que nossos cérebros são conectados, e é por isso que a motivação é uma porcaria.</text:span></text:p>
      <text:p text:style-name="P21"><text:span text:style-name="T8"/></text:p>
      <text:p text:style-name="P21"><text:span text:style-name="T8"><text:s/>Até a melhor conversa animada ou truque de </text:span><text:span text:style-name="T11">autoajuda</text:span><text:span text:style-name="T8"> não passa de uma correção temporária. Isso não religará seu cérebro. Isso não amplifica</text:span><text:span text:style-name="T9">ra</text:span><text:span text:style-name="T8"> sua voz ou eleva</text:span><text:span text:style-name="T9">ra</text:span><text:span text:style-name="T8"> sua vida. Motivação </text:span><text:span text:style-name="T9">não </text:span><text:span text:style-name="T8">muda ninguém. A <text:s/>vida </text:span><text:span text:style-name="T9">ruim </text:span><text:span text:style-name="T8">era minha, e só minha para consertar. </text:span></text:p>
      <text:p text:style-name="P21"><text:span text:style-name="T8"/></text:p>
      <text:p text:style-name="P21"><text:span text:style-name="T8">Então, procurei a dor, me apaixonei pelo sofrimento e, eventualmente, me transformei </text:span><text:span text:style-name="T9">d</text:span><text:span text:style-name="T8">o pedaço de merda mais fraco do planeta no homem mais “</text:span><text:span text:style-name="T10">FODA</text:span><text:span text:style-name="T9">”</text:span><text:span text:style-name="T8"> que Deus já criou, ou assim digo a mim mesmo.</text:span></text:p>
      <text:p text:style-name="P21"><text:span text:style-name="T8"/></text:p>
      <text:p text:style-name="P21"><text:span text:style-name="T8"><text:s/>As chances são de que você teve uma infância muito melhor do que eu, e mesmo agora pode ter uma vida decente, mas não importa quem você é, quem são seus pais ou eram, onde você mora, o que faz para viver ou <text:s/>quanto dinheiro você tem, provavelmente vive com cerca de 40% de sua verdadeira capacidade. </text:span></text:p>
      <text:p text:style-name="P21"><text:span text:style-name="T8"/></text:p>
      <text:p text:style-name="P23"><text:span text:style-name="T5">Vergonha.</text:span><text:span text:style-name="T2"> </text:span></text:p>
      <text:p text:style-name="P23"><text:span text:style-name="T2"/></text:p>
      <text:p text:style-name="P17"><text:bookmark text:name="tw-target-text6"/>Todos nós temos o potencial de ser muito mais.</text:p>
      <text:p text:style-name="P17"/>
      <text:p text:style-name="P14">Anos atrás, fui convidado para participar de um<text:span text:style-name="T19">a palestra</text:span> no Instituto de Tecnologia de Massachusetts. Eu nunca pus os pés em uma sala de aula da universidade como estudante. Eu mal havia terminado o ensino médio, mas estava em uma das instituições <text:soft-page-break/>de maior prestígio no país para discutir resistência mental com algumas <text:span text:style-name="T19">pessoas</text:span>. Em algum momento da discussão, um estimado professor do MIT disse que cada um de nós tem limitações genéticas. <text:span text:style-name="T19">limites</text:span> rígidos. Que existem algumas coisas que simplesmente não podemos fazer, não importa quão mentalmente somos <text:span text:style-name="T19">fortes</text:span>. Quando atingimos nosso <text:span text:style-name="T19">limite</text:span> genético, ele disse, a resistência mental não entra na equação.</text:p>
      <text:p text:style-name="P22"/>
      <text:p text:style-name="P19"><text:s/><text:span text:style-name="T12">Todos na sala pareciam aceitar sua versão da realidade porque esse professor </text:span><text:span text:style-name="T14">era </text:span><text:span text:style-name="T12">sênior e experiente, conhecido por pesquisar resistência mental. Foi o trabalho de sua vida. Também era um monte de besteira, e para mim ele estava usando a ciência para nos deixar fora d</text:span><text:span text:style-name="T14">a jogada</text:span><text:span text:style-name="T12">.</text:span></text:p>
      <text:p text:style-name="P22"/>
      <text:p text:style-name="P19"><text:s/><text:span text:style-name="T12">Eu fiquei quieto até então porque estava cercado por todas essas pessoas inteligentes, me sentindo estúpido, mas alguém na </text:span><text:span text:style-name="T16">plateia</text:span><text:span text:style-name="T12"> percebeu o olhar no meu rosto e perguntou se eu concordava. E se você me fizer uma pergunta direta, não serei tímido.</text:span></text:p>
      <text:p text:style-name="P19"><text:span text:style-name="T12"/></text:p>
      <text:p text:style-name="P14">"Há <text:span text:style-name="T19">coisas para serem vividas </text:span><text:s/>em vez de <text:span text:style-name="T20">estudadas</text:span>", eu disse, depois me virei para o professor. “O que você disse é verdade para a maioria das pessoas, mas não 100%. Sempre haverá 1% de nós dispostos a trabalhar para desafiar as probabilidades. ”</text:p>
      <text:p text:style-name="P22"/>
      <text:p text:style-name="P19"><text:s/><text:span text:style-name="T12">Passei a explicar o que sabia por experiência própria. Que alguém po</text:span><text:span text:style-name="T15">de</text:span><text:span text:style-name="T12"> se tornar uma pessoa totalmente diferente e alcançar o que os chamados especialistas como ele afirmam ser impossível, mas é preciso muito coração, vontade e uma mente blindada.</text:span></text:p>
      <text:p text:style-name="P19"><text:span text:style-name="T12"/></text:p>
      <text:p text:style-name="P7"><text:span text:style-name="T12"><text:line-break/>Heráclito, filósofo nascido no Império Persa no século V aC, acertou quando escreveu sobre homens no campo de batalha. "De cada cem homens", escreveu ele, "dez não </text:span><text:soft-page-break/><text:span text:style-name="T12">deveriam estar lá, oitenta são apenas alvos, nove são os verdadeiros lutadores e temos sorte de tê-los, pois eles fazem a batalha. Ah, mas esse, um é um guerreiro ... ”</text:span></text:p>
      <text:p text:style-name="P7"><text:span text:style-name="T12"/></text:p>
      <text:p text:style-name="P7"><text:span text:style-name="T12"><text:s/>A partir do momento em que você respira pela primeira vez, você se torna elegível para morrer. Você também se torna elegível para encontrar sua grandeza e se tornar o Único Guerreiro. Mas cabe a você se preparar para a batalha pela frente. Somente você pode dominar sua mente, que é o necessário para viver uma vida ousada, repleta de realizações que a maioria das pessoas considera além de sua capacidade.</text:span></text:p>
      <text:p text:style-name="P7"><text:span text:style-name="T12"/></text:p>
      <text:p text:style-name="P7"><text:span text:style-name="T12">Não sou um </text:span><text:span text:style-name="T16">génio</text:span><text:span text:style-name="T12"> como os professores do MIT, mas sou o “</text:span><text:span text:style-name="T15">O GUERREIRO” </text:span><text:span text:style-name="T12">. E a história que você está prestes a ler, a história da minha vida fodida, iluminará um caminho comprovado para o </text:span><text:span text:style-name="T16">auto-domínio</text:span><text:span text:style-name="T12"> e o capacitará a enfrentar a realidade, a responsabilizar-se, a pressionar a dor do passado, a aprender a amar o que teme, saborear </text:span><text:span text:style-name="T15">o </text:span><text:span text:style-name="T12">fracasso, viva ao máximo seu potencial e descubra quem você realmente é.</text:span></text:p>
      <text:p text:style-name="P7"><text:span text:style-name="T12"><text:s/></text:span></text:p>
      <text:p text:style-name="P7"><text:span text:style-name="T12">Os seres humanos mudam através do estudo, hábito e histórias. Através da minha história, você aprenderá do que o corpo e a mente são capazes quando são levados à capacidade máxima e como chegar lá. Porque quando você é conduzido, o que quer que esteja à sua frente, seja racismo, sexismo, lesões, divórcio, depressão, obesidade, tragédia ou pobreza, se torna combustível para sua metamorfose. </text:span></text:p>
      <text:p text:style-name="P7"><text:span text:style-name="T12"/></text:p>
      <text:p text:style-name="P7"><text:span text:style-name="T12">Os passos aqui apresentados equivalem ao algoritmo evolutivo, que elimina barreiras, brilha com glória e proporciona paz duradoura.</text:span></text:p>
      <text:p text:style-name="P7"><text:span text:style-name="T12"/></text:p>
      <text:p text:style-name="P7"><text:span text:style-name="T12">Espero que você esteja pronto. É hora de entrar em guerra consigo mesmo. </text:span></text:p>
      <text:p text:style-name="P6"/>
      <text:p text:style-name="P6"/>
      <text:p text:style-name="P6"/>
      <text:p text:style-name="P6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7:02:48.954000000</meta:creation-date>
    <meta:generator>LibreOffice/6.2.1.2$Windows_X86_64 LibreOffice_project/7bcb35dc3024a62dea0caee87020152d1ee96e71</meta:generator>
    <dc:date>2020-06-25T22:12:14.113000000</dc:date>
    <meta:editing-duration>PT17M13S</meta:editing-duration>
    <meta:editing-cycles>3</meta:editing-cycles>
    <meta:document-statistic meta:table-count="0" meta:image-count="0" meta:object-count="0" meta:page-count="8" meta:paragraph-count="62" meta:word-count="1238" meta:character-count="7221" meta:non-whitespace-character-count="5993"/>
  </office:meta>
</office:document-meta>
</file>